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20%" style:writing-mode="lr-tb"/>
    </style:style>
    <style:style style:name="P3" style:family="paragraph" style:parent-style-name="Text_20_body" style:list-style-name="L4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6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9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f2de8de-442f-8c6a-048f-1ba4c80e8b90"/>Welcome to QualitySoft Contact List!</text:p>
      <text:p text:style-name="Text_20_body"/>
      <text:p text:style-name="P1">Choose from the following options.</text:p>
      <text:list xml:id="list367124036552116071" text:style-name="L1">
        <text:list-item>
          <text:p text:style-name="P6">Add Contact</text:p>
        </text:list-item>
        <text:list-item>
          <text:p text:style-name="P6">Print Contact List</text:p>
        </text:list-item>
        <text:list-item>
          <text:p text:style-name="P6">Retrieve person info by last name</text:p>
        </text:list-item>
        <text:list-item>
          <text:p text:style-name="P6">Quit</text:p>
        </text:list-item>
      </text:list>
      <text:p text:style-name="Text_20_body"/>
      <text:p text:style-name="P1">Your choice: 1</text:p>
      <text:p text:style-name="Text_20_body"/>
      <text:p text:style-name="P1">You picked 1. Add Contact. (press ! to quit adding user)</text:p>
      <text:p text:style-name="Text_20_body"/>
      <text:p text:style-name="P1">Last Name: </text:p>
      <text:p text:style-name="P1">New contact requires a last name. Please enter a Last Name: Lo</text:p>
      <text:p text:style-name="P1">First Name:  Shu</text:p>
      <text:p text:style-name="P1">Address Line 1: 1234 First St.</text:p>
      <text:p text:style-name="P1">Address Line 2: #1</text:p>
      <text:p text:style-name="P1">City: San Jose</text:p>
      <text:p text:style-name="P1">State: CA</text:p>
      <text:p text:style-name="P1">Zip: 95125</text:p>
      <text:p text:style-name="P1">email: shulo.com</text:p>
      <text:p text:style-name="P2"><text:span text:style-name="T1">Please enter valid email: S</text:span><text:a xlink:type="simple" xlink:href="mailto:shulo@home.com">hu@home.com</text:a></text:p>
      <text:p text:style-name="P1">Phone: 408123</text:p>
      <text:p text:style-name="P1">Please enter valid Phone: 4081234567</text:p>
      <text:p text:style-name="P1">Note: CS 1A, Java -Winter 2016</text:p>
      <text:p text:style-name="Text_20_body"/>
      <text:p text:style-name="P1">Choose from the following options.</text:p>
      <text:list xml:id="list6992203725485308178" text:style-name="L2">
        <text:list-item>
          <text:p text:style-name="P7">Add Contact</text:p>
        </text:list-item>
        <text:list-item>
          <text:p text:style-name="P7">Print Contact List</text:p>
        </text:list-item>
        <text:list-item>
          <text:p text:style-name="P7">Retrieve person info by last name</text:p>
        </text:list-item>
        <text:list-item>
          <text:p text:style-name="P7">Quit</text:p>
        </text:list-item>
      </text:list>
      <text:p text:style-name="Text_20_body"/>
      <text:p text:style-name="P1">Your choice: 1</text:p>
      <text:p text:style-name="Text_20_body"/>
      <text:p text:style-name="P1">You picked 1. Add Contact. (press ! to quit adding user)</text:p>
      <text:p text:style-name="Text_20_body"/>
      <text:p text:style-name="P1">Last Name:  Kim</text:p>
      <text:p text:style-name="P1">First Name:  </text:p>
      <text:p text:style-name="P1">New contact requires a first name. Please enter a First Name: Namjun</text:p>
      <text:p text:style-name="P1"><text:soft-page-break/>Address Line 1: 1234 Second St.</text:p>
      <text:p text:style-name="P1">Address Line 2: #1</text:p>
      <text:p text:style-name="P1">City: San Jose</text:p>
      <text:p text:style-name="P1">State: CA</text:p>
      <text:p text:style-name="P1">Zip: 95126</text:p>
      <text:p text:style-name="P1">email: Namjun@home.com</text:p>
      <text:p text:style-name="P1">Phone: 4081230987</text:p>
      <text:p text:style-name="P1">Note: CS 1A, Java -Winter 2016</text:p>
      <text:p text:style-name="Text_20_body"/>
      <text:p text:style-name="P1">Choose from the following options.</text:p>
      <text:list xml:id="list2540483166226026595" text:style-name="L3">
        <text:list-item>
          <text:p text:style-name="P8">Add Contact</text:p>
        </text:list-item>
        <text:list-item>
          <text:p text:style-name="P8">Print Contact List</text:p>
        </text:list-item>
        <text:list-item>
          <text:p text:style-name="P8">Retrieve person info by last name</text:p>
        </text:list-item>
        <text:list-item>
          <text:p text:style-name="P8">Quit</text:p>
        </text:list-item>
      </text:list>
      <text:p text:style-name="Text_20_body"/>
      <text:p text:style-name="P1">Your choice: 1</text:p>
      <text:p text:style-name="Text_20_body"/>
      <text:p text:style-name="P1">You picked 1. Add Contact. (press ! to quit adding user)</text:p>
      <text:p text:style-name="Text_20_body"/>
      <text:p text:style-name="P1">Last Name:  Jayasinha</text:p>
      <text:p text:style-name="P1">First Name:  Kushlani</text:p>
      <text:p text:style-name="P1">Address Line 1: 1234 Third St.</text:p>
      <text:p text:style-name="P1">Address Line 2: #1</text:p>
      <text:p text:style-name="P1">City: San Jose</text:p>
      <text:p text:style-name="P1">State: CA</text:p>
      <text:p text:style-name="P1">Zip: 95128</text:p>
      <text:p text:style-name="P1">email: Kushlani@home.com</text:p>
      <text:p text:style-name="P1">Phone: 4081230000</text:p>
      <text:p text:style-name="P1">Note: CS 1A, Java -Winter 2016</text:p>
      <text:p text:style-name="Text_20_body"/>
      <text:p text:style-name="P1">Choose from the following options.</text:p>
      <text:list xml:id="list2521475369220414208" text:style-name="L4">
        <text:list-item>
          <text:p text:style-name="P3">Add Contact</text:p>
        </text:list-item>
        <text:list-item>
          <text:p text:style-name="P3">Print Contact List</text:p>
        </text:list-item>
        <text:list-item>
          <text:p text:style-name="P3">Retrieve person info by last name</text:p>
        </text:list-item>
        <text:list-item>
          <text:p text:style-name="P3">Quit</text:p>
        </text:list-item>
      </text:list>
      <text:p text:style-name="Text_20_body"/>
      <text:p text:style-name="P1">Your choice: 1</text:p>
      <text:p text:style-name="Text_20_body"/>
      <text:p text:style-name="P1">You picked 1. Add Contact. (press ! to quit adding user)</text:p>
      <text:p text:style-name="Text_20_body"><text:soft-page-break/></text:p>
      <text:p text:style-name="P1">Last Name:  Lane</text:p>
      <text:p text:style-name="P1">First Name:  Chris</text:p>
      <text:p text:style-name="P1">Address Line 1:</text:p>
      <text:p text:style-name="P1">Address Line 2:</text:p>
      <text:p text:style-name="P1">City: San Jose</text:p>
      <text:p text:style-name="P1">State:</text:p>
      <text:p text:style-name="P1">Zip:</text:p>
      <text:p text:style-name="P1">email: Chris@home.com</text:p>
      <text:p text:style-name="P1">Phone:</text:p>
      <text:p text:style-name="P1">Note:</text:p>
      <text:p text:style-name="Text_20_body"/>
      <text:p text:style-name="P1">Choose from the following options.</text:p>
      <text:list xml:id="list7299352634949040538" text:style-name="L5">
        <text:list-item>
          <text:p text:style-name="P9">Add Contact</text:p>
        </text:list-item>
        <text:list-item>
          <text:p text:style-name="P9">Print Contact List</text:p>
        </text:list-item>
        <text:list-item>
          <text:p text:style-name="P9">Retrieve person info by last name</text:p>
        </text:list-item>
        <text:list-item>
          <text:p text:style-name="P9">Quit</text:p>
        </text:list-item>
      </text:list>
      <text:p text:style-name="Text_20_body"/>
      <text:p text:style-name="P1">Your choice: 2</text:p>
      <text:p text:style-name="Text_20_body"/>
      <text:p text:style-name="P1">You picked 2. Print Contact List</text:p>
      <text:p text:style-name="Text_20_body"/>
      <text:p text:style-name="P1">Shu Lo</text:p>
      <text:p text:style-name="P1">1234 First St. #1</text:p>
      <text:p text:style-name="P1">San Jose, CA 95125</text:p>
      <text:p text:style-name="P2"><text:span text:style-name="T1">email: </text:span><text:a xlink:type="simple" xlink:href="mailto:Shu@home.com">Shu@home.com</text:a></text:p>
      <text:p text:style-name="P1">Phone: (408) 123-4567</text:p>
      <text:p text:style-name="Text_20_body"/>
      <text:p text:style-name="P1">Namjun Kim</text:p>
      <text:p text:style-name="P1">1234 Second St. #1</text:p>
      <text:p text:style-name="P1">San Jose, CA 95126</text:p>
      <text:p text:style-name="P2"><text:span text:style-name="T1">email: </text:span><text:a xlink:type="simple" xlink:href="mailto:Namjun@home.com">Namjun@home.com</text:a></text:p>
      <text:p text:style-name="P1">Phone: (408) 123-0987</text:p>
      <text:p text:style-name="Text_20_body"/>
      <text:p text:style-name="P1">Kushlani Jayasinha</text:p>
      <text:p text:style-name="P1">1234 Third St. #1</text:p>
      <text:p text:style-name="P1">San Jose, CA 95128</text:p>
      <text:p text:style-name="P2"><text:span text:style-name="T1">email: </text:span><text:a xlink:type="simple" xlink:href="mailto:Kushlani@home.com">Kushlani@home.com</text:a></text:p>
      <text:p text:style-name="P1">Phone: (408) 123-0000</text:p>
      <text:p text:style-name="Text_20_body"><text:soft-page-break/></text:p>
      <text:p text:style-name="P1">Chris Lane</text:p>
      <text:p text:style-name="P2"><text:span text:style-name="T1">email: </text:span><text:a xlink:type="simple" xlink:href="mailto:Chris@home.com"><text:span text:style-name="T2">Chris@home.com</text:span></text:a></text:p>
      <text:p text:style-name="Text_20_body"/>
      <text:p text:style-name="P1">Choose from the following options.</text:p>
      <text:list xml:id="list347564838173844720" text:style-name="L6">
        <text:list-item>
          <text:p text:style-name="P4">Add Contact</text:p>
        </text:list-item>
        <text:list-item>
          <text:p text:style-name="P4">Print Contact List</text:p>
        </text:list-item>
        <text:list-item>
          <text:p text:style-name="P4">Retrieve person info by last name</text:p>
        </text:list-item>
        <text:list-item>
          <text:p text:style-name="P4">Quit</text:p>
        </text:list-item>
      </text:list>
      <text:p text:style-name="Text_20_body"/>
      <text:p text:style-name="P1">Your choice: 1</text:p>
      <text:p text:style-name="Text_20_body"/>
      <text:p text:style-name="P1">You picked 1. Add Contact. (press ! to quit adding user)</text:p>
      <text:p text:style-name="Text_20_body"/>
      <text:p text:style-name="P1">Last Name: Xavr</text:p>
      <text:p text:style-name="P1">First Name:  Lyon</text:p>
      <text:p text:style-name="P1">Address Line 1: !</text:p>
      <text:p text:style-name="Text_20_body"/>
      <text:p text:style-name="P1">Contact was not added to the list.</text:p>
      <text:p text:style-name="Text_20_body"/>
      <text:p text:style-name="P1">Choose from the following options.</text:p>
      <text:list xml:id="list1654990907802200002" text:style-name="L7">
        <text:list-item>
          <text:p text:style-name="P10">Add Contact</text:p>
        </text:list-item>
        <text:list-item>
          <text:p text:style-name="P10">Print Contact List</text:p>
        </text:list-item>
        <text:list-item>
          <text:p text:style-name="P10">Retrieve person info by last name</text:p>
        </text:list-item>
        <text:list-item>
          <text:p text:style-name="P10">Quit</text:p>
        </text:list-item>
      </text:list>
      <text:p text:style-name="Text_20_body"/>
      <text:p text:style-name="P1">Your choice: 3</text:p>
      <text:p text:style-name="Text_20_body"/>
      <text:p text:style-name="P1">You picked 3. Retrieve person info by last name.</text:p>
      <text:p text:style-name="Text_20_body"/>
      <text:p text:style-name="P1">Last Name:  Kim</text:p>
      <text:p text:style-name="Text_20_body"/>
      <text:p text:style-name="P1">Namjun Kim</text:p>
      <text:p text:style-name="P1">1234 Second St. #1</text:p>
      <text:p text:style-name="P1">San Jose, CA 95126</text:p>
      <text:p text:style-name="P2"><text:span text:style-name="T1">email: </text:span><text:a xlink:type="simple" xlink:href="mailto:Namjun@home.com">Namjun@home.com</text:a></text:p>
      <text:p text:style-name="P1">Phone: (408) 123-0987</text:p>
      <text:p text:style-name="Text_20_body"/>
      <text:p text:style-name="P1"><text:soft-page-break/>Choose from the following options.</text:p>
      <text:list xml:id="list7294928723824822700" text:style-name="L8">
        <text:list-item>
          <text:p text:style-name="P11">Add Contact</text:p>
        </text:list-item>
        <text:list-item>
          <text:p text:style-name="P11">Print Contact List</text:p>
        </text:list-item>
        <text:list-item>
          <text:p text:style-name="P11">Retrieve person info by last name</text:p>
        </text:list-item>
        <text:list-item>
          <text:p text:style-name="P11">Quit</text:p>
        </text:list-item>
      </text:list>
      <text:p text:style-name="Text_20_body"/>
      <text:p text:style-name="P1">Your choice: 4</text:p>
      <text:p text:style-name="Text_20_body"/>
      <text:p text:style-name="P1">You picked 4. Quit</text:p>
      <text:p text:style-name="Text_20_body"/>
      <text:p text:style-name="P1">Saving the Contact List...</text:p>
      <text:p text:style-name="P1">Goodbye!</text:p>
      <text:p text:style-name="Text_20_body"/>
      <text:p text:style-name="P1">Welcome to QualitySoft Contact List!</text:p>
      <text:p text:style-name="Text_20_body"/>
      <text:p text:style-name="P1">You have 4 people in your Contact List!</text:p>
      <text:p text:style-name="Text_20_body"/>
      <text:p text:style-name="P1">Choose from the following options.</text:p>
      <text:list xml:id="list5660927481148555886" text:style-name="L9">
        <text:list-item>
          <text:p text:style-name="P5">Add Contact</text:p>
        </text:list-item>
        <text:list-item>
          <text:p text:style-name="P5">Print Contact List</text:p>
        </text:list-item>
        <text:list-item>
          <text:p text:style-name="P5">Retrieve person info by last name</text:p>
        </text:list-item>
        <text:list-item>
          <text:p text:style-name="P5">Quit</text:p>
        </text:list-item>
      </text:list>
      <text:p text:style-name="Text_20_body"/>
      <text:p text:style-name="P1">Your choice: 4</text:p>
      <text:p text:style-name="Text_20_body"/>
      <text:p text:style-name="P1">You picked 4. Quit</text:p>
      <text:p text:style-name="Text_20_body"/>
      <text:p text:style-name="P1">Saving the Contact List...</text:p>
      <text:p text:style-name="P1">Goodbye!</text:p>
      <text:p text:style-name="Text_20_body"><text:span text:style-name="T3"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4T16:31:34.36</meta:creation-date>
    <meta:document-statistic meta:table-count="0" meta:image-count="0" meta:object-count="0" meta:page-count="5" meta:paragraph-count="142" meta:word-count="558" meta:character-count="3030"/>
    <dc:date>2016-03-04T16:32:02.41</dc:date>
    <dc:creator>Kuxhlani Jayasinya</dc:creator>
    <meta:editing-duration>PT28S</meta:editing-duration>
    <meta:editing-cycles>1</meta:editing-cycles>
    <meta:generator>OpenOffice/4.0.1$Win32 OpenOffice.org_project/401m5$Build-9714</meta:generator>
  </office:meta>
</office:document-meta>
</file>